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26.504cm" table:align="margins"/>
    </style:style>
    <style:style style:name="Table2.A" style:family="table-column">
      <style:table-column-properties style:column-width="10.943cm" style:rel-column-width="27058*"/>
    </style:style>
    <style:style style:name="Table2.B" style:family="table-column">
      <style:table-column-properties style:column-width="15.561cm" style:rel-column-width="38477*"/>
    </style:style>
    <style:style style:name="Table2.1" style:family="table-row">
      <style:table-row-properties style:min-row-height="0.589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B2" style:family="table-cell">
      <style:table-cell-properties fo:padding="0.101cm" fo:border-left="0.5pt solid #000000" fo:border-right="0.5pt solid #000000" fo:border-top="none" fo:border-bottom="0.5pt solid #000000"/>
    </style:style>
    <style:style style:name="Table2.B3" style:family="table-cell">
      <style:table-cell-properties fo:padding="0.101cm" fo:border-left="0.5pt solid #000000" fo:border-right="0.5pt solid #000000" fo:border-top="none" fo:border-bottom="0.5pt solid #000000"/>
    </style:style>
    <style:style style:name="Table2.B4" style:family="table-cell">
      <style:table-cell-properties fo:padding="0.101cm" fo:border-left="0.5pt solid #000000" fo:border-right="0.5pt solid #000000" fo:border-top="none" fo:border-bottom="0.5pt solid #000000"/>
    </style:style>
    <style:style style:name="Table2.B5" style:family="table-cell">
      <style:table-cell-properties fo:padding="0.101cm" fo:border-left="0.5pt solid #000000" fo:border-right="0.5pt solid #000000" fo:border-top="none" fo:border-bottom="0.5pt solid #000000"/>
    </style:style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8.996cm" style:rel-column-width="22243*"/>
    </style:style>
    <style:style style:name="Table1.B" style:family="table-column">
      <style:table-column-properties style:column-width="17.508cm" style:rel-column-width="43292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Table1.A13" style:family="table-cell">
      <style:table-cell-properties fo:padding="0.049cm" fo:border-left="0.5pt solid #000000" fo:border-right="none" fo:border-top="none" fo:border-bottom="0.5pt solid #000000"/>
    </style:style>
    <style:style style:name="Table1.B13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officeooo:paragraph-rsid="01161da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1161da0" officeooo:paragraph-rsid="01161da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Preformatted_20_Text">
      <style:text-properties officeooo:paragraph-rsid="0161bca5"/>
    </style:style>
    <style:style style:name="P7" style:family="paragraph" style:parent-style-name="Preformatted_20_Text">
      <style:text-properties style:font-name="Courier New" fo:font-size="11pt" fo:language="zxx" fo:country="none" officeooo:paragraph-rsid="0165f409" style:font-size-asian="11pt" style:language-asian="zxx" style:country-asian="none" style:font-size-complex="11pt" style:language-complex="zxx" style:country-complex="none"/>
    </style:style>
    <style:style style:name="P8" style:family="paragraph" style:parent-style-name="Preformatted_20_Text">
      <style:text-properties style:font-name="Courier New" fo:font-size="11pt" fo:language="zxx" fo:country="none" officeooo:paragraph-rsid="016df701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style:font-name="Courier New" fo:font-size="11pt" fo:language="zxx" fo:country="none" fo:font-weight="bold" officeooo:paragraph-rsid="017bb96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1pt" fo:language="zxx" fo:country="none" officeooo:paragraph-rsid="016df701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165f40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168938f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Standard">
      <style:text-properties style:font-name="Courier New" fo:font-size="11pt" fo:language="zxx" fo:country="none" officeooo:paragraph-rsid="0128e57d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text-properties style:font-name="Courier New" fo:font-size="10.5pt" fo:language="zxx" fo:country="none" officeooo:paragraph-rsid="0128e57d" style:font-size-asian="10.5pt" style:language-asian="zxx" style:country-asian="none" style:font-size-complex="10.5pt" style:language-complex="zxx" style:country-complex="none"/>
    </style:style>
    <style:style style:name="P17" style:family="paragraph" style:parent-style-name="Standard">
      <style:text-properties style:font-name="Courier New" fo:font-size="11pt" fo:language="zxx" fo:country="none" officeooo:paragraph-rsid="012a911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0.5pt" fo:language="zxx" fo:country="none" officeooo:paragraph-rsid="012a911b" style:font-size-asian="10.5pt" style:language-asian="zxx" style:country-asian="none" style:font-size-complex="10.5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12c3d0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151e7aa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0.5pt" fo:language="zxx" fo:country="none" officeooo:paragraph-rsid="012c3d00" style:font-size-asian="10.5pt" style:language-asian="zxx" style:country-asian="none" style:font-size-complex="10.5pt" style:language-complex="zxx" style:country-complex="none"/>
    </style:style>
    <style:style style:name="P22" style:family="paragraph" style:parent-style-name="Standard">
      <style:text-properties officeooo:paragraph-rsid="0165f409"/>
    </style:style>
    <style:style style:name="P23" style:family="paragraph" style:parent-style-name="Standard">
      <style:text-properties style:font-name="Courier New" fo:font-size="11pt" fo:language="zxx" fo:country="none" officeooo:paragraph-rsid="012d8c75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165f409"/>
    </style:style>
    <style:style style:name="T2" style:family="text">
      <style:text-properties officeooo:rsid="0125810e"/>
    </style:style>
    <style:style style:name="T3" style:family="text">
      <style:text-properties fo:language="zxx" fo:country="none" officeooo:rsid="01161da0" style:language-asian="zxx" style:country-asian="none" style:language-complex="zxx" style:country-complex="none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Courier New" fo:font-size="11pt" fo:language="zxx" fo:country="none" officeooo:rsid="0165f409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165f409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Courier New" fo:font-size="11pt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officeooo:rsid="0165f409" style:font-size-asian="11pt" style:font-size-complex="11pt"/>
    </style:style>
    <style:style style:name="T13" style:family="text">
      <style:text-properties fo:font-size="11pt" officeooo:rsid="01728628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fiant</text:span> v1.<text:span text:style-name="T2">0</text:span>.<text:span text:style-name="T2">0</text:span> cheatsheet - <text:a xlink:type="simple" xlink:href="https://github.com/Serrin/Defiant" text:style-name="Internet_20_link" text:visited-style-name="Visited_20_Internet_20_Link">https://github.com/Serrin/Defiant</text:a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Strong_20_Emphasis"><text:span text:style-name="T3">Import</text:span></text:span><text:span text:style-name="T4"> </text:span></text:p>
          </table:table-cell>
          <table:table-cell table:style-name="Table2.B1" office:value-type="string">
            <text:p text:style-name="P4">Javascript</text:p>
          </table:table-cell>
        </table:table-row>
        <table:table-row>
          <table:table-cell table:style-name="Table2.A2" office:value-type="string">
            <text:p text:style-name="P5">import the defaultExport object</text:p>
          </table:table-cell>
          <table:table-cell table:style-name="Table2.B2" office:value-type="string">
            <text:p text:style-name="P6"><text:span text:style-name="Source_20_Text"><text:span text:style-name="T5">import defaultExport from "./</text:span></text:span><text:span text:style-name="Source_20_Text"><text:span text:style-name="T6">defiant</text:span></text:span><text:span text:style-name="Source_20_Text"><text:span text:style-name="T5">.js";</text:span></text:span></text:p>
            <text:p text:style-name="P7"><text:span text:style-name="Source_20_Text"><text:span text:style-name="T7">globalThis.</text:span></text:span><text:span text:style-name="Source_20_Text"><text:span text:style-name="T8">defiant</text:span></text:span><text:span text:style-name="Source_20_Text"><text:span text:style-name="T7"> = defaultExport;</text:span></text:span></text:p>
          </table:table-cell>
        </table:table-row>
        <table:table-row>
          <table:table-cell table:style-name="Table2.A2" office:value-type="string">
            <text:p text:style-name="P5">import with default with name</text:p>
          </table:table-cell>
          <table:table-cell table:style-name="Table2.B3" office:value-type="string">
            <text:p text:style-name="P7">import { default as <text:span text:style-name="T1">defiant</text:span> } from "./<text:span text:style-name="T1">defiant</text:span>.js";</text:p>
            <text:p text:style-name="P8">globalThis.<text:span text:style-name="T1">defiant</text:span> = <text:span text:style-name="T1">defiant</text:span>;</text:p>
          </table:table-cell>
        </table:table-row>
        <table:table-row>
          <table:table-cell table:style-name="Table2.A2" office:value-type="string">
            <text:p text:style-name="P9">import all into a new <text:span text:style-name="T1">defiant</text:span> object</text:p>
          </table:table-cell>
          <table:table-cell table:style-name="Table2.B4" office:value-type="string">
            <text:p text:style-name="P10">import * as <text:span text:style-name="T1">defiant</text:span> from "./<text:span text:style-name="T1">defiant</text:span>.js";</text:p>
            <text:p text:style-name="P11">globalThis.<text:span text:style-name="T1">defiant</text:span> = <text:span text:style-name="T1">defiant</text:span>;</text:p>
          </table:table-cell>
        </table:table-row>
        <table:table-row>
          <table:table-cell table:style-name="Table2.A2" office:value-type="string">
            <text:p text:style-name="P5">import functions</text:p>
          </table:table-cell>
          <table:table-cell table:style-name="Table2.B5" office:value-type="string">
            <text:p text:style-name="P11">import { <text:span text:style-name="T1">Tuple</text:span>, <text:span text:style-name="T1">Record</text:span> } from "./<text:span text:style-name="T1">defiant</text:span>.js";</text:p>
            <text:p text:style-name="P11">globalThis.<text:span text:style-name="T1">Tuple</text:span> = <text:span text:style-name="T1">Tuple</text:span>;</text:p>
            <text:p text:style-name="P12">globalThis.<text:span text:style-name="T1">Record</text:span> = <text:span text:style-name="T1">Record</text:span>;</text:p>
          </table:table-cell>
        </table:table-row>
      </table:table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Function</text:p>
          </table:table-cell>
          <table:table-cell table:style-name="Table1.B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5">Tuple(...values);</text:p>
          </table:table-cell>
          <table:table-cell table:style-name="Table1.B2" office:value-type="string">
            <text:p text:style-name="P15">Creates a frozen array (tuple) from the given values. </text:p>
          </table:table-cell>
        </table:table-row>
        <table:table-row>
          <table:table-cell table:style-name="Table1.A3" office:value-type="string">
            <text:p text:style-name="P11">Tuple.of(...values);</text:p>
          </table:table-cell>
          <table:table-cell table:style-name="Table1.B3" office:value-type="string">
            <text:p text:style-name="P16"><text:span text:style-name="T9">Alias for </text:span><text:span text:style-name="Source_20_Text"><text:span text:style-name="T10">Tuple(...)</text:span></text:span><text:span text:style-name="T9">. </text:span></text:p>
          </table:table-cell>
        </table:table-row>
        <table:table-row>
          <table:table-cell table:style-name="Table1.A4" office:value-type="string">
            <text:p text:style-name="P11">Tuple.from(iterable);</text:p>
          </table:table-cell>
          <table:table-cell table:style-name="Table1.B4" office:value-type="string">
            <text:p text:style-name="P15">Creates a tuple from an iterable or array-like object. </text:p>
          </table:table-cell>
        </table:table-row>
        <table:table-row>
          <table:table-cell table:style-name="Table1.A5" office:value-type="string">
            <text:p text:style-name="P11">Tuple.isTuple(value);</text:p>
          </table:table-cell>
          <table:table-cell table:style-name="Table1.B5" office:value-type="string">
            <text:p text:style-name="P17">Checks whether a value is a frozen array. </text:p>
          </table:table-cell>
        </table:table-row>
        <table:table-row>
          <table:table-cell table:style-name="Table1.A6" office:value-type="string">
            <text:p text:style-name="P11">Tuple.isEqual(x, y);</text:p>
          </table:table-cell>
          <table:table-cell table:style-name="Table1.B6" office:value-type="string">
            <text:p text:style-name="P18"><text:span text:style-name="T9">Performs a </text:span><text:span text:style-name="Strong_20_Emphasis"><text:span text:style-name="T11">deep equality check</text:span></text:span><text:span text:style-name="T9"> between two values </text:span><text:span text:style-name="T12">(Arrays and Objects</text:span><text:span text:style-name="T13">)</text:span><text:span text:style-name="T9">. </text:span></text:p>
          </table:table-cell>
        </table:table-row>
        <table:table-row>
          <table:table-cell table:style-name="Table1.A7" office:value-type="string">
            <text:p text:style-name="P11">Tuple.toArray(value);</text:p>
          </table:table-cell>
          <table:table-cell table:style-name="Table1.B7" office:value-type="string">
            <text:p text:style-name="P17">Converts a tuple to a mutable array (shallow copy). </text:p>
          </table:table-cell>
        </table:table-row>
        <table:table-row>
          <table:table-cell table:style-name="Table1.A8" office:value-type="string">
            <text:p text:style-name="P11">Record(object);</text:p>
          </table:table-cell>
          <table:table-cell table:style-name="Table1.B8" office:value-type="string">
            <text:p text:style-name="P19">Creates a frozen copy of an object. </text:p>
          </table:table-cell>
        </table:table-row>
        <table:table-row>
          <table:table-cell table:style-name="Table1.A9" office:value-type="string">
            <text:p text:style-name="P11">Record.fromEntries(entries);</text:p>
          </table:table-cell>
          <table:table-cell table:style-name="Table1.B9" office:value-type="string">
            <text:p text:style-name="P20">Creates a record from an iterable of key–value pairs. </text:p>
          </table:table-cell>
        </table:table-row>
        <table:table-row>
          <table:table-cell table:style-name="Table1.A10" office:value-type="string">
            <text:p text:style-name="P11">Record.fromObject(object);</text:p>
          </table:table-cell>
          <table:table-cell table:style-name="Table1.B10" office:value-type="string">
            <text:p text:style-name="P21"><text:span text:style-name="T9">Alias for </text:span><text:span text:style-name="Source_20_Text"><text:span text:style-name="T10">Record(object)</text:span></text:span><text:span text:style-name="T9">. </text:span></text:p>
          </table:table-cell>
        </table:table-row>
        <table:table-row>
          <table:table-cell table:style-name="Table1.A11" office:value-type="string">
            <text:p text:style-name="P11">Record.isRecord(value);</text:p>
          </table:table-cell>
          <table:table-cell table:style-name="Table1.B11" office:value-type="string">
            <text:p text:style-name="P19">Checks whether a value is a frozen object. </text:p>
          </table:table-cell>
        </table:table-row>
        <table:table-row>
          <table:table-cell table:style-name="Table1.A12" office:value-type="string">
            <text:p text:style-name="P11">Record.isEqual(x, y);</text:p>
          </table:table-cell>
          <table:table-cell table:style-name="Table1.B12" office:value-type="string">
            <text:p text:style-name="P22"><text:span text:style-name="T5">Alias for </text:span><text:span text:style-name="Source_20_Text"><text:span text:style-name="T5">Tuple.isEqual</text:span></text:span><text:span text:style-name="T5">. </text:span></text:p>
          </table:table-cell>
        </table:table-row>
        <table:table-row>
          <table:table-cell table:style-name="Table1.A13" office:value-type="string">
            <text:p text:style-name="P11">Record.toObject(value);</text:p>
          </table:table-cell>
          <table:table-cell table:style-name="Table1.B13" office:value-type="string">
            <text:p text:style-name="P23">Converts a record to a mutable object (shallow copy). 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1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6-02-11T20:01:46.972854700</dc:date>
    <meta:editing-duration>PT4H43M50S</meta:editing-duration>
    <meta:editing-cycles>146</meta:editing-cycles>
    <meta:generator>LibreOffice/25.8.3.2$Windows_X86_64 LibreOffice_project/8ca8d55c161d602844f5428fa4b58097424e324e</meta:generator>
    <meta:print-date>2026-02-09T20:22:57.417937600</meta:print-date>
    <meta:printed-by>PDF files</meta:printed-by>
    <meta:document-statistic meta:table-count="2" meta:image-count="0" meta:object-count="0" meta:page-count="1" meta:paragraph-count="44" meta:word-count="173" meta:character-count="1327" meta:non-whitespace-character-count="1184"/>
  </office:meta>
</office:document-meta>
</file>